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E100000255C9D3AA3DB5B3F45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29cm" fo:min-width="0.57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256cm" fo:min-width="0.54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362cm" svg:x="1.001cm" svg:y="9.291cm">
          <draw:image xlink:href="Pictures/10000000000004E100000255C9D3AA3DB5B3F459.png" xlink:type="simple" xlink:show="embed" xlink:actuate="onLoad">
            <text:p/>
          </draw:image>
        </draw:frame>
        <draw:custom-shape draw:style-name="gr2" draw:text-style-name="P2" draw:layer="layout" svg:width="1.524cm" svg:height="0.762cm" svg:x="11.03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762cm" svg:x="11.033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9T16:17:01.175322872</dc:date>
    <dc:creator>Massimo Sgaravatto</dc:creator>
    <meta:editing-duration>PT1M3S</meta:editing-duration>
    <meta:editing-cycles>1</meta:editing-cycles>
    <meta:document-statistic meta:object-count="3"/>
    <meta:generator>LibreOffice/5.0.6.2$Linux_X86_64 LibreOffice_project/00$Build-2</meta:generator>
  </office:meta>
</office:document-meta>
</file>